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fr" fo:country="FR" officeooo:rsid="0017c4e8" officeooo:paragraph-rsid="0017c4e8"/>
    </style:style>
    <style:style style:name="P2" style:family="paragraph" style:parent-style-name="Standard" style:list-style-name="L1">
      <style:text-properties fo:language="fr" fo:country="FR" officeooo:rsid="0017c4e8" officeooo:paragraph-rsid="0017c4e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° = communication</text:p>
      <text:p text:style-name="P1"/>
      <text:list xml:id="list3650847895" text:style-name="L1">
        <text:list-item>
          <text:p text:style-name="P2">C° interpersonnelle </text:p>
        </text:list-item>
        <text:list-item>
          <text:p text:style-name="P2">C° de groupe</text:p>
        </text:list-item>
        <text:list-item>
          <text:p text:style-name="P2">C° de mass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0:55:58.544318029</meta:creation-date>
    <dc:date>2023-09-20T10:57:36.412547834</dc:date>
    <meta:editing-duration>PT1M39S</meta:editing-duration>
    <meta:editing-cycles>1</meta:editing-cycles>
    <meta:document-statistic meta:table-count="0" meta:image-count="0" meta:object-count="0" meta:page-count="1" meta:paragraph-count="4" meta:word-count="14" meta:character-count="64" meta:non-whitespace-character-count="56"/>
    <meta:generator>LibreOffice/7.3.7.2$Linux_X86_64 LibreOffice_project/30$Build-2</meta:generator>
  </office:meta>
</office:document-meta>
</file>